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4F6000001BE000001BE0D0DBE2C7A3CA807.svg" manifest:media-type="image/svg+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1.61mm"/>
    </style:style>
    <style:style style:name="co4" style:family="table-column">
      <style:table-column-properties fo:break-before="auto" style:column-width="13.56mm"/>
    </style:style>
    <style:style style:name="co5" style:family="table-column">
      <style:table-column-properties fo:break-before="auto" style:column-width="112.4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7" style:family="table-cell" style:parent-style-name="Default">
      <style:text-properties style:font-name="Courier New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style:font-name="Courier New" fo:font-size="9pt" style:font-size-asian="9pt" style:font-size-complex="9pt"/>
    </style:style>
    <style:style style:name="ce11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9mm" svg:height="89.99mm" svg:x="222.27mm" svg:y="10.03mm">
            <draw:object draw:notify-on-update-of-ranges="Sheet1.E7:Sheet1.E56 Sheet1.F1:Sheet1.F1 Sheet1.F7:Sheet1.F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6" table:number-columns-repeated="55" table:default-cell-style-name="Default"/>
        <table:table-row table:style-name="ro1"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7"/>
          <table:table-cell table:style-name="ce1" table:number-columns-repeated="57"/>
        </table:table-row>
        <table:table-row table:style-name="ro1">
          <table:table-cell table:style-name="ce1" table:number-columns-repeated="4"/>
          <table:table-cell table:style-name="ce2" table:number-columns-repeated="2"/>
          <table:table-cell table:style-name="ce7"/>
          <table:table-cell table:style-name="ce1" table:number-columns-repeated="57"/>
        </table:table-row>
        <table:table-row table:style-name="ro1">
          <table:table-cell table:style-name="ce1" office:value-type="string" calcext:value-type="string">
            <text:p>Scaling points:</text:p>
          </table:table-cell>
          <table:table-cell table:style-name="ce1" table:number-columns-repeated="3"/>
          <table:table-cell table:style-name="ce2" table:number-columns-repeated="2"/>
          <table:table-cell table:style-name="ce7"/>
          <table:table-cell table:style-name="ce1" table:number-columns-repeated="57"/>
        </table:table-row>
        <table:table-row table:style-name="ro1">
          <table:table-cell table:style-name="ce1" table:number-columns-repeated="2"/>
          <table:table-cell table:style-name="ce1" office:value-type="float" office:value="6.846" calcext:value-type="float">
            <text:p>6.846</text:p>
          </table:table-cell>
          <table:table-cell table:style-name="ce1" office:value-type="float" office:value="182.521" calcext:value-type="float">
            <text:p>182.521</text:p>
          </table:table-cell>
          <table:table-cell table:style-name="ce2" office:value-type="float" office:value="6.77" calcext:value-type="float">
            <text:p>6.770</text:p>
          </table:table-cell>
          <table:table-cell table:style-name="ce2" office:value-type="float" office:value="52.25" calcext:value-type="float">
            <text:p>52.250</text:p>
          </table:table-cell>
          <table:table-cell table:style-name="ce7"/>
          <table:table-cell table:style-name="ce1" table:number-columns-repeated="57"/>
        </table:table-row>
        <table:table-row table:style-name="ro1">
          <table:table-cell table:style-name="ce1" table:number-columns-repeated="2"/>
          <table:table-cell table:style-name="ce1" office:value-type="float" office:value="238.706" calcext:value-type="float">
            <text:p>238.706</text:p>
          </table:table-cell>
          <table:table-cell table:style-name="ce1" office:value-type="float" office:value="31.599" calcext:value-type="float">
            <text:p>31.599</text:p>
          </table:table-cell>
          <table:table-cell table:style-name="ce2" office:value-type="float" office:value="6.795" calcext:value-type="float">
            <text:p>6.795</text:p>
          </table:table-cell>
          <table:table-cell table:style-name="ce2" office:value-type="float" office:value="52.26" calcext:value-type="float">
            <text:p>52.260</text:p>
          </table:table-cell>
          <table:table-cell table:style-name="ce7"/>
          <table:table-cell table:style-name="ce1"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reemarsweg</text:p>
          </table:table-cell>
          <table:table-cell office:value-type="float" office:value="0" calcext:value-type="float">
            <text:p>0</text:p>
          </table:table-cell>
          <table:table-cell office:value-type="float" office:value="202.154" calcext:value-type="float">
            <text:p>202.154</text:p>
          </table:table-cell>
          <table:table-cell office:value-type="float" office:value="158.238" calcext:value-type="float">
            <text:p>158.238</text:p>
          </table:table-cell>
          <table:table-cell table:formula="of:=[.$E$4]+([.$E$5]-[.$E$4])*([.C7]-[.$C$4])/([.$C$5]-[.$C$4])" office:value-type="float" office:value="6.79105882860347" calcext:value-type="float">
            <text:p>6.791</text:p>
          </table:table-cell>
          <table:table-cell table:formula="of:=[.$F$4]+([.$F$5]-[.$F$4])*([.D7]-[.$D$4])/([.$D$5]-[.$D$4])" office:value-type="float" office:value="52.2516089768225" calcext:value-type="float">
            <text:p>52.252</text:p>
          </table:table-cell>
          <table:table-cell table:formula="of:=&quot;  segment-&gt;AddCoord(coord = new Coord(&quot;&amp;TEXT([.E7];&quot;0.00000&quot;)&amp;&quot;, &quot;&amp;TEXT([.F7];&quot;0.00000&quot;)&amp;&quot;));&quot;" office:value-type="string" office:string-value="  segment-&gt;AddCoord(coord = new Coord(6.79106, 52.25161));" calcext:value-type="string">
            <text:p><text:s text:c="2"/>segment-&gt;AddCoord(coord = new Coord(6.79106, 52.25161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93.433" calcext:value-type="float">
            <text:p>193.433</text:p>
          </table:table-cell>
          <table:table-cell office:value-type="float" office:value="156.494" calcext:value-type="float">
            <text:p>156.494</text:p>
          </table:table-cell>
          <table:table-cell table:formula="of:=[.$E$4]+([.$E$5]-[.$E$4])*([.C8]-[.$C$4])/([.$C$5]-[.$C$4])" office:value-type="float" office:value="6.79011849823169" calcext:value-type="float">
            <text:p>6.790</text:p>
          </table:table-cell>
          <table:table-cell table:formula="of:=[.$F$4]+([.$F$5]-[.$F$4])*([.D8]-[.$D$4])/([.$D$5]-[.$D$4])" office:value-type="float" office:value="52.2517245332026" calcext:value-type="float">
            <text:p>52.252</text:p>
          </table:table-cell>
          <table:table-cell table:formula="of:=&quot;  segment-&gt;AddCoord(coord = new Coord(&quot;&amp;TEXT([.E8];&quot;0.00000&quot;)&amp;&quot;, &quot;&amp;TEXT([.F8];&quot;0.00000&quot;)&amp;&quot;));&quot;" office:value-type="string" office:string-value="  segment-&gt;AddCoord(coord = new Coord(6.79012, 52.25172));" calcext:value-type="string">
            <text:p><text:s text:c="2"/>segment-&gt;AddCoord(coord = new Coord(6.79012, 52.25172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72.513" calcext:value-type="float">
            <text:p>172.513</text:p>
          </table:table-cell>
          <table:table-cell office:value-type="float" office:value="151.977" calcext:value-type="float">
            <text:p>151.977</text:p>
          </table:table-cell>
          <table:table-cell table:formula="of:=[.$E$4]+([.$E$5]-[.$E$4])*([.C9]-[.$C$4])/([.$C$5]-[.$C$4])" office:value-type="float" office:value="6.78786282670577" calcext:value-type="float">
            <text:p>6.788</text:p>
          </table:table-cell>
          <table:table-cell table:formula="of:=[.$F$4]+([.$F$5]-[.$F$4])*([.D9]-[.$D$4])/([.$D$5]-[.$D$4])" office:value-type="float" office:value="52.2520238268775" calcext:value-type="float">
            <text:p>52.252</text:p>
          </table:table-cell>
          <table:table-cell table:formula="of:=&quot;  segment-&gt;AddCoord(coord = new Coord(&quot;&amp;TEXT([.E9];&quot;0.00000&quot;)&amp;&quot;, &quot;&amp;TEXT([.F9];&quot;0.00000&quot;)&amp;&quot;));&quot;" office:value-type="string" office:string-value="  segment-&gt;AddCoord(coord = new Coord(6.78786, 52.25202));" calcext:value-type="string">
            <text:p><text:s text:c="2"/>segment-&gt;AddCoord(coord = new Coord(6.78786, 52.25202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45.303" calcext:value-type="float">
            <text:p>145.303</text:p>
          </table:table-cell>
          <table:table-cell office:value-type="float" office:value="145.193" calcext:value-type="float">
            <text:p>145.193</text:p>
          </table:table-cell>
          <table:table-cell table:formula="of:=[.$E$4]+([.$E$5]-[.$E$4])*([.C10]-[.$C$4])/([.$C$5]-[.$C$4])" office:value-type="float" office:value="6.78492894419046" calcext:value-type="float">
            <text:p>6.785</text:p>
          </table:table-cell>
          <table:table-cell table:formula="of:=[.$F$4]+([.$F$5]-[.$F$4])*([.D10]-[.$D$4])/([.$D$5]-[.$D$4])" office:value-type="float" office:value="52.2524733305946" calcext:value-type="float">
            <text:p>52.252</text:p>
          </table:table-cell>
          <table:table-cell table:formula="of:=&quot;  segment-&gt;AddCoord(coord = new Coord(&quot;&amp;TEXT([.E10];&quot;0.00000&quot;)&amp;&quot;, &quot;&amp;TEXT([.F10];&quot;0.00000&quot;)&amp;&quot;));&quot;" office:value-type="string" office:string-value="  segment-&gt;AddCoord(coord = new Coord(6.78493, 52.25247));" calcext:value-type="string">
            <text:p><text:s text:c="2"/>segment-&gt;AddCoord(coord = new Coord(6.78493, 52.25247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44.734" calcext:value-type="float">
            <text:p>144.734</text:p>
          </table:table-cell>
          <table:table-cell office:value-type="float" office:value="145.032" calcext:value-type="float">
            <text:p>145.032</text:p>
          </table:table-cell>
          <table:table-cell table:formula="of:=[.$E$4]+([.$E$5]-[.$E$4])*([.C11]-[.$C$4])/([.$C$5]-[.$C$4])" office:value-type="float" office:value="6.78486759251272" calcext:value-type="float">
            <text:p>6.785</text:p>
          </table:table-cell>
          <table:table-cell table:formula="of:=[.$F$4]+([.$F$5]-[.$F$4])*([.D11]-[.$D$4])/([.$D$5]-[.$D$4])" office:value-type="float" office:value="52.2524839983568" calcext:value-type="float">
            <text:p>52.252</text:p>
          </table:table-cell>
          <table:table-cell table:formula="of:=&quot;  segment-&gt;AddCoord(coord = new Coord(&quot;&amp;TEXT([.E11];&quot;0.00000&quot;)&amp;&quot;, &quot;&amp;TEXT([.F11];&quot;0.00000&quot;)&amp;&quot;));&quot;" office:value-type="string" office:string-value="  segment-&gt;AddCoord(coord = new Coord(6.78487, 52.25248));" calcext:value-type="string">
            <text:p><text:s text:c="2"/>segment-&gt;AddCoord(coord = new Coord(6.78487, 52.25248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34.448" calcext:value-type="float">
            <text:p>134.448</text:p>
          </table:table-cell>
          <table:table-cell office:value-type="float" office:value="142.475" calcext:value-type="float">
            <text:p>142.475</text:p>
          </table:table-cell>
          <table:table-cell table:formula="of:=[.$E$4]+([.$E$5]-[.$E$4])*([.C12]-[.$C$4])/([.$C$5]-[.$C$4])" office:value-type="float" office:value="6.78375851807125" calcext:value-type="float">
            <text:p>6.784</text:p>
          </table:table-cell>
          <table:table-cell table:formula="of:=[.$F$4]+([.$F$5]-[.$F$4])*([.D12]-[.$D$4])/([.$D$5]-[.$D$4])" office:value-type="float" office:value="52.2526534236228" calcext:value-type="float">
            <text:p>52.253</text:p>
          </table:table-cell>
          <table:table-cell table:formula="of:=&quot;  segment-&gt;AddCoord(coord = new Coord(&quot;&amp;TEXT([.E12];&quot;0.00000&quot;)&amp;&quot;, &quot;&amp;TEXT([.F12];&quot;0.00000&quot;)&amp;&quot;));&quot;" office:value-type="string" office:string-value="  segment-&gt;AddCoord(coord = new Coord(6.78376, 52.25265));" calcext:value-type="string">
            <text:p><text:s text:c="2"/>segment-&gt;AddCoord(coord = new Coord(6.78376, 52.25265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21.398" calcext:value-type="float">
            <text:p>121.398</text:p>
          </table:table-cell>
          <table:table-cell office:value-type="float" office:value="139.309" calcext:value-type="float">
            <text:p>139.309</text:p>
          </table:table-cell>
          <table:table-cell table:formula="of:=[.$E$4]+([.$E$5]-[.$E$4])*([.C13]-[.$C$4])/([.$C$5]-[.$C$4])" office:value-type="float" office:value="6.78235141895972" calcext:value-type="float">
            <text:p>6.782</text:p>
          </table:table-cell>
          <table:table-cell table:formula="of:=[.$F$4]+([.$F$5]-[.$F$4])*([.D13]-[.$D$4])/([.$D$5]-[.$D$4])" office:value-type="float" office:value="52.2528632008587" calcext:value-type="float">
            <text:p>52.253</text:p>
          </table:table-cell>
          <table:table-cell table:formula="of:=&quot;  segment-&gt;AddCoord(coord = new Coord(&quot;&amp;TEXT([.E13];&quot;0.00000&quot;)&amp;&quot;, &quot;&amp;TEXT([.F13];&quot;0.00000&quot;)&amp;&quot;));&quot;" office:value-type="string" office:string-value="  segment-&gt;AddCoord(coord = new Coord(6.78235, 52.25286));" calcext:value-type="string">
            <text:p><text:s text:c="2"/>segment-&gt;AddCoord(coord = new Coord(6.78235, 52.25286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87.859" calcext:value-type="float">
            <text:p>87.859</text:p>
          </table:table-cell>
          <table:table-cell office:value-type="float" office:value="132.221" calcext:value-type="float">
            <text:p>132.221</text:p>
          </table:table-cell>
          <table:table-cell table:formula="of:=[.$E$4]+([.$E$5]-[.$E$4])*([.C14]-[.$C$4])/([.$C$5]-[.$C$4])" office:value-type="float" office:value="6.77873512033123" calcext:value-type="float">
            <text:p>6.779</text:p>
          </table:table-cell>
          <table:table-cell table:formula="of:=[.$F$4]+([.$F$5]-[.$F$4])*([.D14]-[.$D$4])/([.$D$5]-[.$D$4])" office:value-type="float" office:value="52.2533328474311" calcext:value-type="float">
            <text:p>52.253</text:p>
          </table:table-cell>
          <table:table-cell table:formula="of:=&quot;  segment-&gt;AddCoord(coord = new Coord(&quot;&amp;TEXT([.E14];&quot;0.00000&quot;)&amp;&quot;, &quot;&amp;TEXT([.F14];&quot;0.00000&quot;)&amp;&quot;));&quot;" office:value-type="string" office:string-value="  segment-&gt;AddCoord(coord = new Coord(6.77874, 52.25333));" calcext:value-type="string">
            <text:p><text:s text:c="2"/>segment-&gt;AddCoord(coord = new Coord(6.77874, 52.25333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72.339" calcext:value-type="float">
            <text:p>72.339</text:p>
          </table:table-cell>
          <table:table-cell office:value-type="float" office:value="128.094" calcext:value-type="float">
            <text:p>128.094</text:p>
          </table:table-cell>
          <table:table-cell table:formula="of:=[.$E$4]+([.$E$5]-[.$E$4])*([.C15]-[.$C$4])/([.$C$5]-[.$C$4])" office:value-type="float" office:value="6.77706169671353" calcext:value-type="float">
            <text:p>6.777</text:p>
          </table:table-cell>
          <table:table-cell table:formula="of:=[.$F$4]+([.$F$5]-[.$F$4])*([.D15]-[.$D$4])/([.$D$5]-[.$D$4])" office:value-type="float" office:value="52.253606299943" calcext:value-type="float">
            <text:p>52.254</text:p>
          </table:table-cell>
          <table:table-cell table:formula="of:=&quot;  segment-&gt;AddCoord(coord = new Coord(&quot;&amp;TEXT([.E15];&quot;0.00000&quot;)&amp;&quot;, &quot;&amp;TEXT([.F15];&quot;0.00000&quot;)&amp;&quot;));&quot;" office:value-type="string" office:string-value="  segment-&gt;AddCoord(coord = new Coord(6.77706, 52.25361));" calcext:value-type="string">
            <text:p><text:s text:c="2"/>segment-&gt;AddCoord(coord = new Coord(6.77706, 52.25361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62.726" calcext:value-type="float">
            <text:p>62.726</text:p>
          </table:table-cell>
          <table:table-cell office:value-type="float" office:value="125.77" calcext:value-type="float">
            <text:p>125.77</text:p>
          </table:table-cell>
          <table:table-cell table:formula="of:=[.$E$4]+([.$E$5]-[.$E$4])*([.C16]-[.$C$4])/([.$C$5]-[.$C$4])" office:value-type="float" office:value="6.77602518761321" calcext:value-type="float">
            <text:p>6.776</text:p>
          </table:table-cell>
          <table:table-cell table:formula="of:=[.$F$4]+([.$F$5]-[.$F$4])*([.D16]-[.$D$4])/([.$D$5]-[.$D$4])" office:value-type="float" office:value="52.2537602867707" calcext:value-type="float">
            <text:p>52.254</text:p>
          </table:table-cell>
          <table:table-cell table:formula="of:=&quot;  segment-&gt;AddCoord(coord = new Coord(&quot;&amp;TEXT([.E16];&quot;0.00000&quot;)&amp;&quot;, &quot;&amp;TEXT([.F16];&quot;0.00000&quot;)&amp;&quot;));&quot;" office:value-type="string" office:string-value="  segment-&gt;AddCoord(coord = new Coord(6.77603, 52.25376));" calcext:value-type="string">
            <text:p><text:s text:c="2"/>segment-&gt;AddCoord(coord = new Coord(6.77603, 52.25376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54.276" calcext:value-type="float">
            <text:p>54.276</text:p>
          </table:table-cell>
          <table:table-cell office:value-type="float" office:value="123.743" calcext:value-type="float">
            <text:p>123.743</text:p>
          </table:table-cell>
          <table:table-cell table:formula="of:=[.$E$4]+([.$E$5]-[.$E$4])*([.C17]-[.$C$4])/([.$C$5]-[.$C$4])" office:value-type="float" office:value="6.77511407746054" calcext:value-type="float">
            <text:p>6.775</text:p>
          </table:table-cell>
          <table:table-cell table:formula="of:=[.$F$4]+([.$F$5]-[.$F$4])*([.D17]-[.$D$4])/([.$D$5]-[.$D$4])" office:value-type="float" office:value="52.2538945945588" calcext:value-type="float">
            <text:p>52.254</text:p>
          </table:table-cell>
          <table:table-cell table:formula="of:=&quot;  segment-&gt;AddCoord(coord = new Coord(&quot;&amp;TEXT([.E17];&quot;0.00000&quot;)&amp;&quot;, &quot;&amp;TEXT([.F17];&quot;0.00000&quot;)&amp;&quot;));&quot;" office:value-type="string" office:string-value="  segment-&gt;AddCoord(coord = new Coord(6.77511, 52.25389));" calcext:value-type="string">
            <text:p><text:s text:c="2"/>segment-&gt;AddCoord(coord = new Coord(6.77511, 52.25389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44.971" calcext:value-type="float">
            <text:p>44.971</text:p>
          </table:table-cell>
          <table:table-cell office:value-type="float" office:value="121.845" calcext:value-type="float">
            <text:p>121.845</text:p>
          </table:table-cell>
          <table:table-cell table:formula="of:=[.$E$4]+([.$E$5]-[.$E$4])*([.C18]-[.$C$4])/([.$C$5]-[.$C$4])" office:value-type="float" office:value="6.77411077805572" calcext:value-type="float">
            <text:p>6.774</text:p>
          </table:table-cell>
          <table:table-cell table:formula="of:=[.$F$4]+([.$F$5]-[.$F$4])*([.D18]-[.$D$4])/([.$D$5]-[.$D$4])" office:value-type="float" office:value="52.2540203548853" calcext:value-type="float">
            <text:p>52.254</text:p>
          </table:table-cell>
          <table:table-cell table:formula="of:=&quot;  segment-&gt;AddCoord(coord = new Coord(&quot;&amp;TEXT([.E18];&quot;0.00000&quot;)&amp;&quot;, &quot;&amp;TEXT([.F18];&quot;0.00000&quot;)&amp;&quot;));&quot;" office:value-type="string" office:string-value="  segment-&gt;AddCoord(coord = new Coord(6.77411, 52.25402));" calcext:value-type="string">
            <text:p><text:s text:c="2"/>segment-&gt;AddCoord(coord = new Coord(6.77411, 52.25402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28.139" calcext:value-type="float">
            <text:p>28.139</text:p>
          </table:table-cell>
          <table:table-cell office:value-type="float" office:value="117.539" calcext:value-type="float">
            <text:p>117.539</text:p>
          </table:table-cell>
          <table:table-cell table:formula="of:=[.$E$4]+([.$E$5]-[.$E$4])*([.C19]-[.$C$4])/([.$C$5]-[.$C$4])" office:value-type="float" office:value="6.77229588976106" calcext:value-type="float">
            <text:p>6.772</text:p>
          </table:table-cell>
          <table:table-cell table:formula="of:=[.$F$4]+([.$F$5]-[.$F$4])*([.D19]-[.$D$4])/([.$D$5]-[.$D$4])" office:value-type="float" office:value="52.2543056678284" calcext:value-type="float">
            <text:p>52.254</text:p>
          </table:table-cell>
          <table:table-cell table:formula="of:=&quot;  segment-&gt;AddCoord(coord = new Coord(&quot;&amp;TEXT([.E19];&quot;0.00000&quot;)&amp;&quot;, &quot;&amp;TEXT([.F19];&quot;0.00000&quot;)&amp;&quot;));&quot;" office:value-type="string" office:string-value="  segment-&gt;AddCoord(coord = new Coord(6.77230, 52.25431));" calcext:value-type="string">
            <text:p><text:s text:c="2"/>segment-&gt;AddCoord(coord = new Coord(6.77230, 52.25431));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Zonstraat</text:p>
          </table:table-cell>
          <table:table-cell office:value-type="float" office:value="0" calcext:value-type="float">
            <text:p>0</text:p>
          </table:table-cell>
          <table:table-cell office:value-type="float" office:value="144.734" calcext:value-type="float">
            <text:p>144.734</text:p>
          </table:table-cell>
          <table:table-cell office:value-type="float" office:value="145.03" calcext:value-type="float">
            <text:p>145.03</text:p>
          </table:table-cell>
          <table:table-cell table:formula="of:=[.$E$4]+([.$E$5]-[.$E$4])*([.C21]-[.$C$4])/([.$C$5]-[.$C$4])" office:value-type="float" office:value="6.78486759251272" calcext:value-type="float">
            <text:p>6.785</text:p>
          </table:table-cell>
          <table:table-cell table:formula="of:=[.$F$4]+([.$F$5]-[.$F$4])*([.D21]-[.$D$4])/([.$D$5]-[.$D$4])" office:value-type="float" office:value="52.2524841308756" calcext:value-type="float">
            <text:p>52.252</text:p>
          </table:table-cell>
          <table:table-cell table:formula="of:=&quot;  segment-&gt;AddCoord(coord = new Coord(&quot;&amp;TEXT([.E21];&quot;0.00000&quot;)&amp;&quot;, &quot;&amp;TEXT([.F21];&quot;0.00000&quot;)&amp;&quot;));&quot;" office:value-type="string" office:string-value="  segment-&gt;AddCoord(coord = new Coord(6.78487, 52.25248));" calcext:value-type="string">
            <text:p><text:s text:c="2"/>segment-&gt;AddCoord(coord = new Coord(6.78487, 52.25248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47.129" calcext:value-type="float">
            <text:p>147.129</text:p>
          </table:table-cell>
          <table:table-cell office:value-type="float" office:value="134.134" calcext:value-type="float">
            <text:p>134.134</text:p>
          </table:table-cell>
          <table:table-cell table:formula="of:=[.$E$4]+([.$E$5]-[.$E$4])*([.C22]-[.$C$4])/([.$C$5]-[.$C$4])" office:value-type="float" office:value="6.78512583024239" calcext:value-type="float">
            <text:p>6.785</text:p>
          </table:table-cell>
          <table:table-cell table:formula="of:=[.$F$4]+([.$F$5]-[.$F$4])*([.D22]-[.$D$4])/([.$D$5]-[.$D$4])" office:value-type="float" office:value="52.2532060932137" calcext:value-type="float">
            <text:p>52.253</text:p>
          </table:table-cell>
          <table:table-cell table:formula="of:=&quot;  segment-&gt;AddCoord(coord = new Coord(&quot;&amp;TEXT([.E22];&quot;0.00000&quot;)&amp;&quot;, &quot;&amp;TEXT([.F22];&quot;0.00000&quot;)&amp;&quot;));&quot;" office:value-type="string" office:string-value="  segment-&gt;AddCoord(coord = new Coord(6.78513, 52.25321));" calcext:value-type="string">
            <text:p><text:s text:c="2"/>segment-&gt;AddCoord(coord = new Coord(6.78513, 52.25321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48.905" calcext:value-type="float">
            <text:p>148.905</text:p>
          </table:table-cell>
          <table:table-cell office:value-type="float" office:value="131.283" calcext:value-type="float">
            <text:p>131.283</text:p>
          </table:table-cell>
          <table:table-cell table:formula="of:=[.$E$4]+([.$E$5]-[.$E$4])*([.C23]-[.$C$4])/([.$C$5]-[.$C$4])" office:value-type="float" office:value="6.78531732510998" calcext:value-type="float">
            <text:p>6.785</text:p>
          </table:table-cell>
          <table:table-cell table:formula="of:=[.$F$4]+([.$F$5]-[.$F$4])*([.D23]-[.$D$4])/([.$D$5]-[.$D$4])" office:value-type="float" office:value="52.2533949987411" calcext:value-type="float">
            <text:p>52.253</text:p>
          </table:table-cell>
          <table:table-cell table:formula="of:=&quot;  segment-&gt;AddCoord(coord = new Coord(&quot;&amp;TEXT([.E23];&quot;0.00000&quot;)&amp;&quot;, &quot;&amp;TEXT([.F23];&quot;0.00000&quot;)&amp;&quot;));&quot;" office:value-type="string" office:string-value="  segment-&gt;AddCoord(coord = new Coord(6.78532, 52.25339));" calcext:value-type="string">
            <text:p><text:s text:c="2"/>segment-&gt;AddCoord(coord = new Coord(6.78532, 52.25339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51.32" calcext:value-type="float">
            <text:p>151.32</text:p>
          </table:table-cell>
          <table:table-cell office:value-type="float" office:value="129.105" calcext:value-type="float">
            <text:p>129.105</text:p>
          </table:table-cell>
          <table:table-cell table:formula="of:=[.$E$4]+([.$E$5]-[.$E$4])*([.C24]-[.$C$4])/([.$C$5]-[.$C$4])" office:value-type="float" office:value="6.78557771931338" calcext:value-type="float">
            <text:p>6.786</text:p>
          </table:table-cell>
          <table:table-cell table:formula="of:=[.$F$4]+([.$F$5]-[.$F$4])*([.D24]-[.$D$4])/([.$D$5]-[.$D$4])" office:value-type="float" office:value="52.2535393116974" calcext:value-type="float">
            <text:p>52.254</text:p>
          </table:table-cell>
          <table:table-cell table:formula="of:=&quot;  segment-&gt;AddCoord(coord = new Coord(&quot;&amp;TEXT([.E24];&quot;0.00000&quot;)&amp;&quot;, &quot;&amp;TEXT([.F24];&quot;0.00000&quot;)&amp;&quot;));&quot;" office:value-type="string" office:string-value="  segment-&gt;AddCoord(coord = new Coord(6.78558, 52.25354));" calcext:value-type="string">
            <text:p><text:s text:c="2"/>segment-&gt;AddCoord(coord = new Coord(6.78558, 52.25354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58.384" calcext:value-type="float">
            <text:p>158.384</text:p>
          </table:table-cell>
          <table:table-cell office:value-type="float" office:value="124.435" calcext:value-type="float">
            <text:p>124.435</text:p>
          </table:table-cell>
          <table:table-cell table:formula="of:=[.$E$4]+([.$E$5]-[.$E$4])*([.C25]-[.$C$4])/([.$C$5]-[.$C$4])" office:value-type="float" office:value="6.78633938583628" calcext:value-type="float">
            <text:p>6.786</text:p>
          </table:table-cell>
          <table:table-cell table:formula="of:=[.$F$4]+([.$F$5]-[.$F$4])*([.D25]-[.$D$4])/([.$D$5]-[.$D$4])" office:value-type="float" office:value="52.2538487430593" calcext:value-type="float">
            <text:p>52.254</text:p>
          </table:table-cell>
          <table:table-cell table:formula="of:=&quot;  segment-&gt;AddCoord(coord = new Coord(&quot;&amp;TEXT([.E25];&quot;0.00000&quot;)&amp;&quot;, &quot;&amp;TEXT([.F25];&quot;0.00000&quot;)&amp;&quot;));&quot;" office:value-type="string" office:string-value="  segment-&gt;AddCoord(coord = new Coord(6.78634, 52.25385));" calcext:value-type="string">
            <text:p><text:s text:c="2"/>segment-&gt;AddCoord(coord = new Coord(6.78634, 52.25385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70.717" calcext:value-type="float">
            <text:p>170.717</text:p>
          </table:table-cell>
          <table:table-cell office:value-type="float" office:value="122.52" calcext:value-type="float">
            <text:p>122.52</text:p>
          </table:table-cell>
          <table:table-cell table:formula="of:=[.$E$4]+([.$E$5]-[.$E$4])*([.C26]-[.$C$4])/([.$C$5]-[.$C$4])" office:value-type="float" office:value="6.78766917536444" calcext:value-type="float">
            <text:p>6.788</text:p>
          </table:table-cell>
          <table:table-cell table:formula="of:=[.$F$4]+([.$F$5]-[.$F$4])*([.D26]-[.$D$4])/([.$D$5]-[.$D$4])" office:value-type="float" office:value="52.2539756297955" calcext:value-type="float">
            <text:p>52.254</text:p>
          </table:table-cell>
          <table:table-cell table:formula="of:=&quot;  segment-&gt;AddCoord(coord = new Coord(&quot;&amp;TEXT([.E26];&quot;0.00000&quot;)&amp;&quot;, &quot;&amp;TEXT([.F26];&quot;0.00000&quot;)&amp;&quot;));&quot;" office:value-type="string" office:string-value="  segment-&gt;AddCoord(coord = new Coord(6.78767, 52.25398));" calcext:value-type="string">
            <text:p><text:s text:c="2"/>segment-&gt;AddCoord(coord = new Coord(6.78767, 52.25398));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8.905" calcext:value-type="float">
            <text:p>148.905</text:p>
          </table:table-cell>
          <table:table-cell office:value-type="float" office:value="131.283" calcext:value-type="float">
            <text:p>131.283</text:p>
          </table:table-cell>
          <table:table-cell table:formula="of:=[.$E$4]+([.$E$5]-[.$E$4])*([.C28]-[.$C$4])/([.$C$5]-[.$C$4])" office:value-type="float" office:value="6.78531732510998" calcext:value-type="float">
            <text:p>6.785</text:p>
          </table:table-cell>
          <table:table-cell table:formula="of:=[.$F$4]+([.$F$5]-[.$F$4])*([.D28]-[.$D$4])/([.$D$5]-[.$D$4])" office:value-type="float" office:value="52.2533949987411" calcext:value-type="float">
            <text:p>52.253</text:p>
          </table:table-cell>
          <table:table-cell table:formula="of:=&quot;  segment-&gt;AddCoord(coord = new Coord(&quot;&amp;TEXT([.E28];&quot;0.00000&quot;)&amp;&quot;, &quot;&amp;TEXT([.F28];&quot;0.00000&quot;)&amp;&quot;));&quot;" office:value-type="string" office:string-value="  segment-&gt;AddCoord(coord = new Coord(6.78532, 52.25339));" calcext:value-type="string">
            <text:p><text:s text:c="2"/>segment-&gt;AddCoord(coord = new Coord(6.78532, 52.25339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54.354" calcext:value-type="float">
            <text:p>154.354</text:p>
          </table:table-cell>
          <table:table-cell office:value-type="float" office:value="131.828" calcext:value-type="float">
            <text:p>131.828</text:p>
          </table:table-cell>
          <table:table-cell table:formula="of:=[.$E$4]+([.$E$5]-[.$E$4])*([.C29]-[.$C$4])/([.$C$5]-[.$C$4])" office:value-type="float" office:value="6.78590485637885" calcext:value-type="float">
            <text:p>6.786</text:p>
          </table:table-cell>
          <table:table-cell table:formula="of:=[.$F$4]+([.$F$5]-[.$F$4])*([.D29]-[.$D$4])/([.$D$5]-[.$D$4])" office:value-type="float" office:value="52.2533588873723" calcext:value-type="float">
            <text:p>52.253</text:p>
          </table:table-cell>
          <table:table-cell table:formula="of:=&quot;  segment-&gt;AddCoord(coord = new Coord(&quot;&amp;TEXT([.E29];&quot;0.00000&quot;)&amp;&quot;, &quot;&amp;TEXT([.F29];&quot;0.00000&quot;)&amp;&quot;));&quot;" office:value-type="string" office:string-value="  segment-&gt;AddCoord(coord = new Coord(6.78590, 52.25336));" calcext:value-type="string">
            <text:p><text:s text:c="2"/>segment-&gt;AddCoord(coord = new Coord(6.78590, 52.25336));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aanstraat</text:p>
          </table:table-cell>
          <table:table-cell office:value-type="float" office:value="0" calcext:value-type="float">
            <text:p>0</text:p>
          </table:table-cell>
          <table:table-cell office:value-type="float" office:value="154.354" calcext:value-type="float">
            <text:p>154.354</text:p>
          </table:table-cell>
          <table:table-cell office:value-type="float" office:value="131.828" calcext:value-type="float">
            <text:p>131.828</text:p>
          </table:table-cell>
          <table:table-cell table:formula="of:=[.$E$4]+([.$E$5]-[.$E$4])*([.C31]-[.$C$4])/([.$C$5]-[.$C$4])" office:value-type="float" office:value="6.78590485637885" calcext:value-type="float">
            <text:p>6.786</text:p>
          </table:table-cell>
          <table:table-cell table:formula="of:=[.$F$4]+([.$F$5]-[.$F$4])*([.D31]-[.$D$4])/([.$D$5]-[.$D$4])" office:value-type="float" office:value="52.2533588873723" calcext:value-type="float">
            <text:p>52.253</text:p>
          </table:table-cell>
          <table:table-cell table:formula="of:=&quot;  segment-&gt;AddCoord(coord = new Coord(&quot;&amp;TEXT([.E31];&quot;0.00000&quot;)&amp;&quot;, &quot;&amp;TEXT([.F31];&quot;0.00000&quot;)&amp;&quot;));&quot;" office:value-type="string" office:string-value="  segment-&gt;AddCoord(coord = new Coord(6.78590, 52.25336));" calcext:value-type="string">
            <text:p><text:s text:c="2"/>segment-&gt;AddCoord(coord = new Coord(6.78590, 52.25336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57.392" calcext:value-type="float">
            <text:p>157.392</text:p>
          </table:table-cell>
          <table:table-cell office:value-type="float" office:value="131.979" calcext:value-type="float">
            <text:p>131.979</text:p>
          </table:table-cell>
          <table:table-cell table:formula="of:=[.$E$4]+([.$E$5]-[.$E$4])*([.C32]-[.$C$4])/([.$C$5]-[.$C$4])" office:value-type="float" office:value="6.78623242473907" calcext:value-type="float">
            <text:p>6.786</text:p>
          </table:table-cell>
          <table:table-cell table:formula="of:=[.$F$4]+([.$F$5]-[.$F$4])*([.D32]-[.$D$4])/([.$D$5]-[.$D$4])" office:value-type="float" office:value="52.2533488822041" calcext:value-type="float">
            <text:p>52.253</text:p>
          </table:table-cell>
          <table:table-cell table:formula="of:=&quot;  segment-&gt;AddCoord(coord = new Coord(&quot;&amp;TEXT([.E32];&quot;0.00000&quot;)&amp;&quot;, &quot;&amp;TEXT([.F32];&quot;0.00000&quot;)&amp;&quot;));&quot;" office:value-type="string" office:string-value="  segment-&gt;AddCoord(coord = new Coord(6.78623, 52.25335));" calcext:value-type="string">
            <text:p><text:s text:c="2"/>segment-&gt;AddCoord(coord = new Coord(6.78623, 52.25335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71.315" calcext:value-type="float">
            <text:p>171.315</text:p>
          </table:table-cell>
          <table:table-cell office:value-type="float" office:value="131.26" calcext:value-type="float">
            <text:p>131.26</text:p>
          </table:table-cell>
          <table:table-cell table:formula="of:=[.$E$4]+([.$E$5]-[.$E$4])*([.C33]-[.$C$4])/([.$C$5]-[.$C$4])" office:value-type="float" office:value="6.7877336539291" calcext:value-type="float">
            <text:p>6.788</text:p>
          </table:table-cell>
          <table:table-cell table:formula="of:=[.$F$4]+([.$F$5]-[.$F$4])*([.D33]-[.$D$4])/([.$D$5]-[.$D$4])" office:value-type="float" office:value="52.2533965227071" calcext:value-type="float">
            <text:p>52.253</text:p>
          </table:table-cell>
          <table:table-cell table:formula="of:=&quot;  segment-&gt;AddCoord(coord = new Coord(&quot;&amp;TEXT([.E33];&quot;0.00000&quot;)&amp;&quot;, &quot;&amp;TEXT([.F33];&quot;0.00000&quot;)&amp;&quot;));&quot;" office:value-type="string" office:string-value="  segment-&gt;AddCoord(coord = new Coord(6.78773, 52.25340));" calcext:value-type="string">
            <text:p><text:s text:c="2"/>segment-&gt;AddCoord(coord = new Coord(6.78773, 52.25340));</text:p>
          </table:table-cell>
          <table:table-cell table:number-columns-repeated="57"/>
        </table:table-row>
        <table:table-row table:style-name="ro1">
          <table:table-cell table:number-columns-repeated="8"/>
          <table:table-cell table:style-name="ce11"/>
          <table:table-cell table:number-columns-repeated="55"/>
        </table:table-row>
        <table:table-row table:style-name="ro1">
          <table:table-cell office:value-type="string" calcext:value-type="string">
            <text:p>Boekeloseweg</text:p>
          </table:table-cell>
          <table:table-cell office:value-type="float" office:value="0" calcext:value-type="float">
            <text:p>0</text:p>
          </table:table-cell>
          <table:table-cell office:value-type="float" office:value="172.513" calcext:value-type="float">
            <text:p>172.513</text:p>
          </table:table-cell>
          <table:table-cell office:value-type="float" office:value="151.975" calcext:value-type="float">
            <text:p>151.975</text:p>
          </table:table-cell>
          <table:table-cell table:formula="of:=[.$E$4]+([.$E$5]-[.$E$4])*([.C35]-[.$C$4])/([.$C$5]-[.$C$4])" office:value-type="float" office:value="6.78786282670577" calcext:value-type="float">
            <text:p>6.788</text:p>
          </table:table-cell>
          <table:table-cell table:formula="of:=[.$F$4]+([.$F$5]-[.$F$4])*([.D35]-[.$D$4])/([.$D$5]-[.$D$4])" office:value-type="float" office:value="52.2520239593962" calcext:value-type="float">
            <text:p>52.252</text:p>
          </table:table-cell>
          <table:table-cell table:formula="of:=&quot;  segment-&gt;AddCoord(coord = new Coord(&quot;&amp;TEXT([.E35];&quot;0.00000&quot;)&amp;&quot;, &quot;&amp;TEXT([.F35];&quot;0.00000&quot;)&amp;&quot;));&quot;" office:value-type="string" office:string-value="  segment-&gt;AddCoord(coord = new Coord(6.78786, 52.25202));" calcext:value-type="string">
            <text:p><text:s text:c="2"/>segment-&gt;AddCoord(coord = new Coord(6.78786, 52.25202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71.315" calcext:value-type="float">
            <text:p>171.315</text:p>
          </table:table-cell>
          <table:table-cell office:value-type="float" office:value="131.26" calcext:value-type="float">
            <text:p>131.26</text:p>
          </table:table-cell>
          <table:table-cell table:formula="of:=[.$E$4]+([.$E$5]-[.$E$4])*([.C36]-[.$C$4])/([.$C$5]-[.$C$4])" office:value-type="float" office:value="6.7877336539291" calcext:value-type="float">
            <text:p>6.788</text:p>
          </table:table-cell>
          <table:table-cell table:formula="of:=[.$F$4]+([.$F$5]-[.$F$4])*([.D36]-[.$D$4])/([.$D$5]-[.$D$4])" office:value-type="float" office:value="52.2533965227071" calcext:value-type="float">
            <text:p>52.253</text:p>
          </table:table-cell>
          <table:table-cell table:formula="of:=&quot;  segment-&gt;AddCoord(coord = new Coord(&quot;&amp;TEXT([.E36];&quot;0.00000&quot;)&amp;&quot;, &quot;&amp;TEXT([.F36];&quot;0.00000&quot;)&amp;&quot;));&quot;" office:value-type="string" office:string-value="  segment-&gt;AddCoord(coord = new Coord(6.78773, 52.25340));" calcext:value-type="string">
            <text:p><text:s text:c="2"/>segment-&gt;AddCoord(coord = new Coord(6.78773, 52.25340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70.717" calcext:value-type="float">
            <text:p>170.717</text:p>
          </table:table-cell>
          <table:table-cell office:value-type="float" office:value="122.52" calcext:value-type="float">
            <text:p>122.52</text:p>
          </table:table-cell>
          <table:table-cell table:formula="of:=[.$E$4]+([.$E$5]-[.$E$4])*([.C37]-[.$C$4])/([.$C$5]-[.$C$4])" office:value-type="float" office:value="6.78766917536444" calcext:value-type="float">
            <text:p>6.788</text:p>
          </table:table-cell>
          <table:table-cell table:formula="of:=[.$F$4]+([.$F$5]-[.$F$4])*([.D37]-[.$D$4])/([.$D$5]-[.$D$4])" office:value-type="float" office:value="52.2539756297955" calcext:value-type="float">
            <text:p>52.254</text:p>
          </table:table-cell>
          <table:table-cell table:formula="of:=&quot;  segment-&gt;AddCoord(coord = new Coord(&quot;&amp;TEXT([.E37];&quot;0.00000&quot;)&amp;&quot;, &quot;&amp;TEXT([.F37];&quot;0.00000&quot;)&amp;&quot;));&quot;" office:value-type="string" office:string-value="  segment-&gt;AddCoord(coord = new Coord(6.78767, 52.25398));" calcext:value-type="string">
            <text:p><text:s text:c="2"/>segment-&gt;AddCoord(coord = new Coord(6.78767, 52.25398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68.713" calcext:value-type="float">
            <text:p>168.713</text:p>
          </table:table-cell>
          <table:table-cell office:value-type="float" office:value="108.645" calcext:value-type="float">
            <text:p>108.645</text:p>
          </table:table-cell>
          <table:table-cell table:formula="of:=[.$E$4]+([.$E$5]-[.$E$4])*([.C38]-[.$C$4])/([.$C$5]-[.$C$4])" office:value-type="float" office:value="6.78745309669628" calcext:value-type="float">
            <text:p>6.787</text:p>
          </table:table-cell>
          <table:table-cell table:formula="of:=[.$F$4]+([.$F$5]-[.$F$4])*([.D38]-[.$D$4])/([.$D$5]-[.$D$4])" office:value-type="float" office:value="52.2548949788633" calcext:value-type="float">
            <text:p>52.255</text:p>
          </table:table-cell>
          <table:table-cell table:formula="of:=&quot;  segment-&gt;AddCoord(coord = new Coord(&quot;&amp;TEXT([.E38];&quot;0.00000&quot;)&amp;&quot;, &quot;&amp;TEXT([.F38];&quot;0.00000&quot;)&amp;&quot;));&quot;" office:value-type="string" office:string-value="  segment-&gt;AddCoord(coord = new Coord(6.78745, 52.25489));" calcext:value-type="string">
            <text:p><text:s text:c="2"/>segment-&gt;AddCoord(coord = new Coord(6.78745, 52.25489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69.28" calcext:value-type="float">
            <text:p>169.28</text:p>
          </table:table-cell>
          <table:table-cell office:value-type="float" office:value="105.757" calcext:value-type="float">
            <text:p>105.757</text:p>
          </table:table-cell>
          <table:table-cell table:formula="of:=[.$E$4]+([.$E$5]-[.$E$4])*([.C39]-[.$C$4])/([.$C$5]-[.$C$4])" office:value-type="float" office:value="6.78751423272665" calcext:value-type="float">
            <text:p>6.788</text:p>
          </table:table-cell>
          <table:table-cell table:formula="of:=[.$F$4]+([.$F$5]-[.$F$4])*([.D39]-[.$D$4])/([.$D$5]-[.$D$4])" office:value-type="float" office:value="52.2550863359881" calcext:value-type="float">
            <text:p>52.255</text:p>
          </table:table-cell>
          <table:table-cell table:formula="of:=&quot;  segment-&gt;AddCoord(coord = new Coord(&quot;&amp;TEXT([.E39];&quot;0.00000&quot;)&amp;&quot;, &quot;&amp;TEXT([.F39];&quot;0.00000&quot;)&amp;&quot;));&quot;" office:value-type="string" office:string-value="  segment-&gt;AddCoord(coord = new Coord(6.78751, 52.25509));" calcext:value-type="string">
            <text:p><text:s text:c="2"/>segment-&gt;AddCoord(coord = new Coord(6.78751, 52.25509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72.872" calcext:value-type="float">
            <text:p>172.872</text:p>
          </table:table-cell>
          <table:table-cell office:value-type="float" office:value="94.741" calcext:value-type="float">
            <text:p>94.741</text:p>
          </table:table-cell>
          <table:table-cell table:formula="of:=[.$E$4]+([.$E$5]-[.$E$4])*([.C40]-[.$C$4])/([.$C$5]-[.$C$4])" office:value-type="float" office:value="6.7879015354093" calcext:value-type="float">
            <text:p>6.788</text:p>
          </table:table-cell>
          <table:table-cell table:formula="of:=[.$F$4]+([.$F$5]-[.$F$4])*([.D40]-[.$D$4])/([.$D$5]-[.$D$4])" office:value-type="float" office:value="52.2558162494534" calcext:value-type="float">
            <text:p>52.256</text:p>
          </table:table-cell>
          <table:table-cell table:formula="of:=&quot;  segment-&gt;AddCoord(coord = new Coord(&quot;&amp;TEXT([.E40];&quot;0.00000&quot;)&amp;&quot;, &quot;&amp;TEXT([.F40];&quot;0.00000&quot;)&amp;&quot;));&quot;" office:value-type="string" office:string-value="  segment-&gt;AddCoord(coord = new Coord(6.78790, 52.25582));" calcext:value-type="string">
            <text:p><text:s text:c="2"/>segment-&gt;AddCoord(coord = new Coord(6.78790, 52.25582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72.872" calcext:value-type="float">
            <text:p>172.872</text:p>
          </table:table-cell>
          <table:table-cell office:value-type="float" office:value="82.767" calcext:value-type="float">
            <text:p>82.767</text:p>
          </table:table-cell>
          <table:table-cell table:formula="of:=[.$E$4]+([.$E$5]-[.$E$4])*([.C41]-[.$C$4])/([.$C$5]-[.$C$4])" office:value-type="float" office:value="6.7879015354093" calcext:value-type="float">
            <text:p>6.788</text:p>
          </table:table-cell>
          <table:table-cell table:formula="of:=[.$F$4]+([.$F$5]-[.$F$4])*([.D41]-[.$D$4])/([.$D$5]-[.$D$4])" office:value-type="float" office:value="52.2566096394164" calcext:value-type="float">
            <text:p>52.257</text:p>
          </table:table-cell>
          <table:table-cell table:formula="of:=&quot;  segment-&gt;AddCoord(coord = new Coord(&quot;&amp;TEXT([.E41];&quot;0.00000&quot;)&amp;&quot;, &quot;&amp;TEXT([.F41];&quot;0.00000&quot;)&amp;&quot;));&quot;" office:value-type="string" office:string-value="  segment-&gt;AddCoord(coord = new Coord(6.78790, 52.25661));" calcext:value-type="string">
            <text:p><text:s text:c="2"/>segment-&gt;AddCoord(coord = new Coord(6.78790, 52.25661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72.872" calcext:value-type="float">
            <text:p>172.872</text:p>
          </table:table-cell>
          <table:table-cell office:value-type="float" office:value="77.379" calcext:value-type="float">
            <text:p>77.379</text:p>
          </table:table-cell>
          <table:table-cell table:formula="of:=[.$E$4]+([.$E$5]-[.$E$4])*([.C42]-[.$C$4])/([.$C$5]-[.$C$4])" office:value-type="float" office:value="6.7879015354093" calcext:value-type="float">
            <text:p>6.788</text:p>
          </table:table-cell>
          <table:table-cell table:formula="of:=[.$F$4]+([.$F$5]-[.$F$4])*([.D42]-[.$D$4])/([.$D$5]-[.$D$4])" office:value-type="float" office:value="52.2569666450219" calcext:value-type="float">
            <text:p>52.257</text:p>
          </table:table-cell>
          <table:table-cell table:formula="of:=&quot;  segment-&gt;AddCoord(coord = new Coord(&quot;&amp;TEXT([.E42];&quot;0.00000&quot;)&amp;&quot;, &quot;&amp;TEXT([.F42];&quot;0.00000&quot;)&amp;&quot;));&quot;" office:value-type="string" office:string-value="  segment-&gt;AddCoord(coord = new Coord(6.78790, 52.25697));" calcext:value-type="string">
            <text:p><text:s text:c="2"/>segment-&gt;AddCoord(coord = new Coord(6.78790, 52.25697));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dustriestraat</text:p>
          </table:table-cell>
          <table:table-cell office:value-type="float" office:value="0" calcext:value-type="float">
            <text:p>0</text:p>
          </table:table-cell>
          <table:table-cell office:value-type="float" office:value="181.613" calcext:value-type="float">
            <text:p>181.613</text:p>
          </table:table-cell>
          <table:table-cell office:value-type="float" office:value="46.966" calcext:value-type="float">
            <text:p>46.966</text:p>
          </table:table-cell>
          <table:table-cell table:formula="of:=[.$E$4]+([.$E$5]-[.$E$4])*([.C44]-[.$C$4])/([.$C$5]-[.$C$4])" office:value-type="float" office:value="6.78884402225481" calcext:value-type="float">
            <text:p>6.789</text:p>
          </table:table-cell>
          <table:table-cell table:formula="of:=[.$F$4]+([.$F$5]-[.$F$4])*([.D44]-[.$D$4])/([.$D$5]-[.$D$4])" office:value-type="float" office:value="52.258981791919" calcext:value-type="float">
            <text:p>52.259</text:p>
          </table:table-cell>
          <table:table-cell table:formula="of:=&quot;  segment-&gt;AddCoord(coord = new Coord(&quot;&amp;TEXT([.E44];&quot;0.00000&quot;)&amp;&quot;, &quot;&amp;TEXT([.F44];&quot;0.00000&quot;)&amp;&quot;));&quot;" office:value-type="string" office:string-value="  segment-&gt;AddCoord(coord = new Coord(6.78884, 52.25898));" calcext:value-type="string">
            <text:p><text:s text:c="2"/>segment-&gt;AddCoord(coord = new Coord(6.78884, 52.25898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80.535" calcext:value-type="float">
            <text:p>180.535</text:p>
          </table:table-cell>
          <table:table-cell office:value-type="float" office:value="56.186" calcext:value-type="float">
            <text:p>56.186</text:p>
          </table:table-cell>
          <table:table-cell table:formula="of:=[.$E$4]+([.$E$5]-[.$E$4])*([.C45]-[.$C$4])/([.$C$5]-[.$C$4])" office:value-type="float" office:value="6.78872778832054" calcext:value-type="float">
            <text:p>6.789</text:p>
          </table:table-cell>
          <table:table-cell table:formula="of:=[.$F$4]+([.$F$5]-[.$F$4])*([.D45]-[.$D$4])/([.$D$5]-[.$D$4])" office:value-type="float" office:value="52.2583708803223" calcext:value-type="float">
            <text:p>52.258</text:p>
          </table:table-cell>
          <table:table-cell table:formula="of:=&quot;  segment-&gt;AddCoord(coord = new Coord(&quot;&amp;TEXT([.E45];&quot;0.00000&quot;)&amp;&quot;, &quot;&amp;TEXT([.F45];&quot;0.00000&quot;)&amp;&quot;));&quot;" office:value-type="string" office:string-value="  segment-&gt;AddCoord(coord = new Coord(6.78873, 52.25837));" calcext:value-type="string">
            <text:p><text:s text:c="2"/>segment-&gt;AddCoord(coord = new Coord(6.78873, 52.25837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77.422" calcext:value-type="float">
            <text:p>177.422</text:p>
          </table:table-cell>
          <table:table-cell office:value-type="float" office:value="65.645" calcext:value-type="float">
            <text:p>65.645</text:p>
          </table:table-cell>
          <table:table-cell table:formula="of:=[.$E$4]+([.$E$5]-[.$E$4])*([.C46]-[.$C$4])/([.$C$5]-[.$C$4])" office:value-type="float" office:value="6.78839213318382" calcext:value-type="float">
            <text:p>6.788</text:p>
          </table:table-cell>
          <table:table-cell table:formula="of:=[.$F$4]+([.$F$5]-[.$F$4])*([.D46]-[.$D$4])/([.$D$5]-[.$D$4])" office:value-type="float" office:value="52.2577441327308" calcext:value-type="float">
            <text:p>52.258</text:p>
          </table:table-cell>
          <table:table-cell table:formula="of:=&quot;  segment-&gt;AddCoord(coord = new Coord(&quot;&amp;TEXT([.E46];&quot;0.00000&quot;)&amp;&quot;, &quot;&amp;TEXT([.F46];&quot;0.00000&quot;)&amp;&quot;));&quot;" office:value-type="string" office:string-value="  segment-&gt;AddCoord(coord = new Coord(6.78839, 52.25774));" calcext:value-type="string">
            <text:p><text:s text:c="2"/>segment-&gt;AddCoord(coord = new Coord(6.78839, 52.25774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71.284" calcext:value-type="float">
            <text:p>171.284</text:p>
          </table:table-cell>
          <table:table-cell office:value-type="float" office:value="76.686" calcext:value-type="float">
            <text:p>76.686</text:p>
          </table:table-cell>
          <table:table-cell table:formula="of:=[.$E$4]+([.$E$5]-[.$E$4])*([.C47]-[.$C$4])/([.$C$5]-[.$C$4])" office:value-type="float" office:value="6.78773031139481" calcext:value-type="float">
            <text:p>6.788</text:p>
          </table:table-cell>
          <table:table-cell table:formula="of:=[.$F$4]+([.$F$5]-[.$F$4])*([.D47]-[.$D$4])/([.$D$5]-[.$D$4])" office:value-type="float" office:value="52.2570125627808" calcext:value-type="float">
            <text:p>52.257</text:p>
          </table:table-cell>
          <table:table-cell table:formula="of:=&quot;  segment-&gt;AddCoord(coord = new Coord(&quot;&amp;TEXT([.E47];&quot;0.00000&quot;)&amp;&quot;, &quot;&amp;TEXT([.F47];&quot;0.00000&quot;)&amp;&quot;));&quot;" office:value-type="string" office:string-value="  segment-&gt;AddCoord(coord = new Coord(6.78773, 52.25701));" calcext:value-type="string">
            <text:p><text:s text:c="2"/>segment-&gt;AddCoord(coord = new Coord(6.78773, 52.25701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66.406" calcext:value-type="float">
            <text:p>166.406</text:p>
          </table:table-cell>
          <table:table-cell office:value-type="float" office:value="82.887" calcext:value-type="float">
            <text:p>82.887</text:p>
          </table:table-cell>
          <table:table-cell table:formula="of:=[.$E$4]+([.$E$5]-[.$E$4])*([.C48]-[.$C$4])/([.$C$5]-[.$C$4])" office:value-type="float" office:value="6.78720434745105" calcext:value-type="float">
            <text:p>6.787</text:p>
          </table:table-cell>
          <table:table-cell table:formula="of:=[.$F$4]+([.$F$5]-[.$F$4])*([.D48]-[.$D$4])/([.$D$5]-[.$D$4])" office:value-type="float" office:value="52.2566016882893" calcext:value-type="float">
            <text:p>52.257</text:p>
          </table:table-cell>
          <table:table-cell table:formula="of:=&quot;  segment-&gt;AddCoord(coord = new Coord(&quot;&amp;TEXT([.E48];&quot;0.00000&quot;)&amp;&quot;, &quot;&amp;TEXT([.F48];&quot;0.00000&quot;)&amp;&quot;));&quot;" office:value-type="string" office:string-value="  segment-&gt;AddCoord(coord = new Coord(6.78720, 52.25660));" calcext:value-type="string">
            <text:p><text:s text:c="2"/>segment-&gt;AddCoord(coord = new Coord(6.78720, 52.25660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56.588" calcext:value-type="float">
            <text:p>156.588</text:p>
          </table:table-cell>
          <table:table-cell office:value-type="float" office:value="88.994" calcext:value-type="float">
            <text:p>88.994</text:p>
          </table:table-cell>
          <table:table-cell table:formula="of:=[.$E$4]+([.$E$5]-[.$E$4])*([.C49]-[.$C$4])/([.$C$5]-[.$C$4])" office:value-type="float" office:value="6.78614573449495" calcext:value-type="float">
            <text:p>6.786</text:p>
          </table:table-cell>
          <table:table-cell table:formula="of:=[.$F$4]+([.$F$5]-[.$F$4])*([.D49]-[.$D$4])/([.$D$5]-[.$D$4])" office:value-type="float" office:value="52.2561970421807" calcext:value-type="float">
            <text:p>52.256</text:p>
          </table:table-cell>
          <table:table-cell table:formula="of:=&quot;  segment-&gt;AddCoord(coord = new Coord(&quot;&amp;TEXT([.E49];&quot;0.00000&quot;)&amp;&quot;, &quot;&amp;TEXT([.F49];&quot;0.00000&quot;)&amp;&quot;));&quot;" office:value-type="string" office:string-value="  segment-&gt;AddCoord(coord = new Coord(6.78615, 52.25620));" calcext:value-type="string">
            <text:p><text:s text:c="2"/>segment-&gt;AddCoord(coord = new Coord(6.78615, 52.25620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48.326" calcext:value-type="float">
            <text:p>148.326</text:p>
          </table:table-cell>
          <table:table-cell office:value-type="float" office:value="93.903" calcext:value-type="float">
            <text:p>93.903</text:p>
          </table:table-cell>
          <table:table-cell table:formula="of:=[.$E$4]+([.$E$5]-[.$E$4])*([.C50]-[.$C$4])/([.$C$5]-[.$C$4])" office:value-type="float" office:value="6.78525489519538" calcext:value-type="float">
            <text:p>6.785</text:p>
          </table:table-cell>
          <table:table-cell table:formula="of:=[.$F$4]+([.$F$5]-[.$F$4])*([.D50]-[.$D$4])/([.$D$5]-[.$D$4])" office:value-type="float" office:value="52.2558717748241" calcext:value-type="float">
            <text:p>52.256</text:p>
          </table:table-cell>
          <table:table-cell table:formula="of:=&quot;  segment-&gt;AddCoord(coord = new Coord(&quot;&amp;TEXT([.E50];&quot;0.00000&quot;)&amp;&quot;, &quot;&amp;TEXT([.F50];&quot;0.00000&quot;)&amp;&quot;));&quot;" office:value-type="string" office:string-value="  segment-&gt;AddCoord(coord = new Coord(6.78525, 52.25587));" calcext:value-type="string">
            <text:p><text:s text:c="2"/>segment-&gt;AddCoord(coord = new Coord(6.78525, 52.25587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02.763" calcext:value-type="float">
            <text:p>102.763</text:p>
          </table:table-cell>
          <table:table-cell table:formula="of:=[.$E$4]+([.$E$5]-[.$E$4])*([.C51]-[.$C$4])/([.$C$5]-[.$C$4])" office:value-type="float" office:value="6.7836023893729" calcext:value-type="float">
            <text:p>6.784</text:p>
          </table:table-cell>
          <table:table-cell table:formula="of:=[.$F$4]+([.$F$5]-[.$F$4])*([.D51]-[.$D$4])/([.$D$5]-[.$D$4])" office:value-type="float" office:value="52.2552847166086" calcext:value-type="float">
            <text:p>52.255</text:p>
          </table:table-cell>
          <table:table-cell table:formula="of:=&quot;  segment-&gt;AddCoord(coord = new Coord(&quot;&amp;TEXT([.E51];&quot;0.00000&quot;)&amp;&quot;, &quot;&amp;TEXT([.F51];&quot;0.00000&quot;)&amp;&quot;));&quot;" office:value-type="string" office:string-value="  segment-&gt;AddCoord(coord = new Coord(6.78360, 52.25528));" calcext:value-type="string">
            <text:p><text:s text:c="2"/>segment-&gt;AddCoord(coord = new Coord(6.78360, 52.25528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16.836" calcext:value-type="float">
            <text:p>116.836</text:p>
          </table:table-cell>
          <table:table-cell office:value-type="float" office:value="110.546" calcext:value-type="float">
            <text:p>110.546</text:p>
          </table:table-cell>
          <table:table-cell table:formula="of:=[.$E$4]+([.$E$5]-[.$E$4])*([.C52]-[.$C$4])/([.$C$5]-[.$C$4])" office:value-type="float" office:value="6.78185952730096" calcext:value-type="float">
            <text:p>6.782</text:p>
          </table:table-cell>
          <table:table-cell table:formula="of:=[.$F$4]+([.$F$5]-[.$F$4])*([.D52]-[.$D$4])/([.$D$5]-[.$D$4])" office:value-type="float" office:value="52.2547690197585" calcext:value-type="float">
            <text:p>52.255</text:p>
          </table:table-cell>
          <table:table-cell table:formula="of:=&quot;  segment-&gt;AddCoord(coord = new Coord(&quot;&amp;TEXT([.E52];&quot;0.00000&quot;)&amp;&quot;, &quot;&amp;TEXT([.F52];&quot;0.00000&quot;)&amp;&quot;));&quot;" office:value-type="string" office:string-value="  segment-&gt;AddCoord(coord = new Coord(6.78186, 52.25477));" calcext:value-type="string">
            <text:p><text:s text:c="2"/>segment-&gt;AddCoord(coord = new Coord(6.78186, 52.25477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08.454" calcext:value-type="float">
            <text:p>108.454</text:p>
          </table:table-cell>
          <table:table-cell office:value-type="float" office:value="114.976" calcext:value-type="float">
            <text:p>114.976</text:p>
          </table:table-cell>
          <table:table-cell table:formula="of:=[.$E$4]+([.$E$5]-[.$E$4])*([.C53]-[.$C$4])/([.$C$5]-[.$C$4])" office:value-type="float" office:value="6.78095574915898" calcext:value-type="float">
            <text:p>6.781</text:p>
          </table:table-cell>
          <table:table-cell table:formula="of:=[.$F$4]+([.$F$5]-[.$F$4])*([.D53]-[.$D$4])/([.$D$5]-[.$D$4])" office:value-type="float" office:value="52.2544754906508" calcext:value-type="float">
            <text:p>52.254</text:p>
          </table:table-cell>
          <table:table-cell table:formula="of:=&quot;  segment-&gt;AddCoord(coord = new Coord(&quot;&amp;TEXT([.E53];&quot;0.00000&quot;)&amp;&quot;, &quot;&amp;TEXT([.F53];&quot;0.00000&quot;)&amp;&quot;));&quot;" office:value-type="string" office:string-value="  segment-&gt;AddCoord(coord = new Coord(6.78096, 52.25448));" calcext:value-type="string">
            <text:p><text:s text:c="2"/>segment-&gt;AddCoord(coord = new Coord(6.78096, 52.25448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101.629" calcext:value-type="float">
            <text:p>101.629</text:p>
          </table:table-cell>
          <table:table-cell office:value-type="float" office:value="120.125" calcext:value-type="float">
            <text:p>120.125</text:p>
          </table:table-cell>
          <table:table-cell table:formula="of:=[.$E$4]+([.$E$5]-[.$E$4])*([.C54]-[.$C$4])/([.$C$5]-[.$C$4])" office:value-type="float" office:value="6.7802198524972" calcext:value-type="float">
            <text:p>6.780</text:p>
          </table:table-cell>
          <table:table-cell table:formula="of:=[.$F$4]+([.$F$5]-[.$F$4])*([.D54]-[.$D$4])/([.$D$5]-[.$D$4])" office:value-type="float" office:value="52.25413432104" calcext:value-type="float">
            <text:p>52.254</text:p>
          </table:table-cell>
          <table:table-cell table:formula="of:=&quot;  segment-&gt;AddCoord(coord = new Coord(&quot;&amp;TEXT([.E54];&quot;0.00000&quot;)&amp;&quot;, &quot;&amp;TEXT([.F54];&quot;0.00000&quot;)&amp;&quot;));&quot;" office:value-type="string" office:string-value="  segment-&gt;AddCoord(coord = new Coord(6.78022, 52.25413));" calcext:value-type="string">
            <text:p><text:s text:c="2"/>segment-&gt;AddCoord(coord = new Coord(6.78022, 52.25413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94.144" calcext:value-type="float">
            <text:p>94.144</text:p>
          </table:table-cell>
          <table:table-cell office:value-type="float" office:value="125.616" calcext:value-type="float">
            <text:p>125.616</text:p>
          </table:table-cell>
          <table:table-cell table:formula="of:=[.$E$4]+([.$E$5]-[.$E$4])*([.C55]-[.$C$4])/([.$C$5]-[.$C$4])" office:value-type="float" office:value="6.77941279220219" calcext:value-type="float">
            <text:p>6.779</text:p>
          </table:table-cell>
          <table:table-cell table:formula="of:=[.$F$4]+([.$F$5]-[.$F$4])*([.D55]-[.$D$4])/([.$D$5]-[.$D$4])" office:value-type="float" office:value="52.2537704907171" calcext:value-type="float">
            <text:p>52.254</text:p>
          </table:table-cell>
          <table:table-cell table:formula="of:=&quot;  segment-&gt;AddCoord(coord = new Coord(&quot;&amp;TEXT([.E55];&quot;0.00000&quot;)&amp;&quot;, &quot;&amp;TEXT([.F55];&quot;0.00000&quot;)&amp;&quot;));&quot;" office:value-type="string" office:string-value="  segment-&gt;AddCoord(coord = new Coord(6.77941, 52.25377));" calcext:value-type="string">
            <text:p><text:s text:c="2"/>segment-&gt;AddCoord(coord = new Coord(6.77941, 52.25377));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float" office:value="87.86" calcext:value-type="float">
            <text:p>87.86</text:p>
          </table:table-cell>
          <table:table-cell office:value-type="float" office:value="132.218" calcext:value-type="float">
            <text:p>132.218</text:p>
          </table:table-cell>
          <table:table-cell table:formula="of:=[.$E$4]+([.$E$5]-[.$E$4])*([.C56]-[.$C$4])/([.$C$5]-[.$C$4])" office:value-type="float" office:value="6.77873522815492" calcext:value-type="float">
            <text:p>6.779</text:p>
          </table:table-cell>
          <table:table-cell table:formula="of:=[.$F$4]+([.$F$5]-[.$F$4])*([.D56]-[.$D$4])/([.$D$5]-[.$D$4])" office:value-type="float" office:value="52.2533330462093" calcext:value-type="float">
            <text:p>52.253</text:p>
          </table:table-cell>
          <table:table-cell table:formula="of:=&quot;  segment-&gt;AddCoord(coord = new Coord(&quot;&amp;TEXT([.E56];&quot;0.00000&quot;)&amp;&quot;, &quot;&amp;TEXT([.F56];&quot;0.00000&quot;)&amp;&quot;));&quot;" office:value-type="string" office:string-value="  segment-&gt;AddCoord(coord = new Coord(6.77874, 52.25333));" calcext:value-type="string">
            <text:p><text:s text:c="2"/>segment-&gt;AddCoord(coord = new Coord(6.77874, 52.25333));</text:p>
          </table:table-cell>
          <table:table-cell table:number-columns-repeated="57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9" loext:min-decimal-places="19" number:min-integer-digits="1"/>
    </number:number-style>
    <number:number-style style:name="N126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9:31:09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4T14:03:33.649000000</meta:creation-date>
    <dc:date>2020-09-13T22:38:08.576000000</dc:date>
    <meta:editing-duration>P1DT5H31M16S</meta:editing-duration>
    <meta:editing-cycles>7</meta:editing-cycles>
    <meta:generator>LibreOffice/6.3.3.2$Windows_X86_64 LibreOffice_project/a64200df03143b798afd1ec74a12ab50359878ed</meta:generator>
    <meta:document-statistic meta:table-count="1" meta:cell-count="25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2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4F6000001BE000001BE0D0DBE2C7A3CA807.svg"/>
      </style:chart-properties>
    </style:style>
    <style:style style:name="ch3" style:family="chart" style:data-style-name="N121">
      <style:chart-properties chart:display-label="true" chart:logarithmic="false" chart:minimum="6.77" chart:maximum="6.79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52.25" chart:maximum="52.2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image" chart:symbol-width="0.1cm" chart:symbol-height="0.1cm" chart:link-data-style-to-source="true">
        <chart:symbol-image xlink:href="Pictures/100004F6000001BE000001BE0D0DBE2C7A3CA807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E7:Sheet1.F56 Sheet1.F1:Sheet1.F1" chart:data-source-has-labels="row" svg:x="0.32cm" svg:y="0.18cm" svg:width="15.36cm" svg:height="8.64cm">
          <chartooo:coordinate-region svg:x="1.647cm" svg:y="0.375cm" svg:width="13.59cm" svg:height="7.80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56" chart:label-cell-address="Sheet1.F1:Sheet1.F1" chart:class="chart:scatter">
            <chart:domain table:cell-range-address="Sheet1.E7:Sheet1.E56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o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9105882860347">
                <text:p>6.79105882860347</text:p>
                <draw:g>
                  <svg:desc>Sheet1.E7:Sheet1.E56</svg:desc>
                </draw:g>
              </table:table-cell>
              <table:table-cell office:value-type="float" office:value="52.2516089768225">
                <text:p>52.2516089768225</text:p>
                <draw:g>
                  <svg:desc>Sheet1.F7:Sheet1.F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9011849823169">
                <text:p>6.79011849823169</text:p>
              </table:table-cell>
              <table:table-cell office:value-type="float" office:value="52.2517245332026">
                <text:p>52.2517245332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78786282670577">
                <text:p>6.78786282670577</text:p>
              </table:table-cell>
              <table:table-cell office:value-type="float" office:value="52.2520238268775">
                <text:p>52.2520238268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8492894419046">
                <text:p>6.78492894419046</text:p>
              </table:table-cell>
              <table:table-cell office:value-type="float" office:value="52.2524733305946">
                <text:p>52.2524733305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8486759251272">
                <text:p>6.78486759251272</text:p>
              </table:table-cell>
              <table:table-cell office:value-type="float" office:value="52.2524839983568">
                <text:p>52.2524839983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8375851807125">
                <text:p>6.78375851807125</text:p>
              </table:table-cell>
              <table:table-cell office:value-type="float" office:value="52.2526534236228">
                <text:p>52.2526534236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8235141895972">
                <text:p>6.78235141895972</text:p>
              </table:table-cell>
              <table:table-cell office:value-type="float" office:value="52.2528632008587">
                <text:p>52.2528632008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7873512033123">
                <text:p>6.77873512033123</text:p>
              </table:table-cell>
              <table:table-cell office:value-type="float" office:value="52.2533328474311">
                <text:p>52.2533328474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7706169671353">
                <text:p>6.77706169671353</text:p>
              </table:table-cell>
              <table:table-cell office:value-type="float" office:value="52.253606299943">
                <text:p>52.253606299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7602518761321">
                <text:p>6.77602518761321</text:p>
              </table:table-cell>
              <table:table-cell office:value-type="float" office:value="52.2537602867707">
                <text:p>52.2537602867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7511407746054">
                <text:p>6.77511407746054</text:p>
              </table:table-cell>
              <table:table-cell office:value-type="float" office:value="52.2538945945588">
                <text:p>52.2538945945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7411077805572">
                <text:p>6.77411077805572</text:p>
              </table:table-cell>
              <table:table-cell office:value-type="float" office:value="52.2540203548853">
                <text:p>52.2540203548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7229588976106">
                <text:p>6.77229588976106</text:p>
              </table:table-cell>
              <table:table-cell office:value-type="float" office:value="52.2543056678284">
                <text:p>52.2543056678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8486759251272">
                <text:p>6.78486759251272</text:p>
              </table:table-cell>
              <table:table-cell office:value-type="float" office:value="52.2524841308756">
                <text:p>52.2524841308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8512583024239">
                <text:p>6.78512583024239</text:p>
              </table:table-cell>
              <table:table-cell office:value-type="float" office:value="52.2532060932137">
                <text:p>52.2532060932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78531732510998">
                <text:p>6.78531732510998</text:p>
              </table:table-cell>
              <table:table-cell office:value-type="float" office:value="52.2533949987411">
                <text:p>52.2533949987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8557771931338">
                <text:p>6.78557771931338</text:p>
              </table:table-cell>
              <table:table-cell office:value-type="float" office:value="52.2535393116974">
                <text:p>52.2535393116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8633938583628">
                <text:p>6.78633938583628</text:p>
              </table:table-cell>
              <table:table-cell office:value-type="float" office:value="52.2538487430593">
                <text:p>52.2538487430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8766917536444">
                <text:p>6.78766917536444</text:p>
              </table:table-cell>
              <table:table-cell office:value-type="float" office:value="52.2539756297955">
                <text:p>52.25397562979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8531732510998">
                <text:p>6.78531732510998</text:p>
              </table:table-cell>
              <table:table-cell office:value-type="float" office:value="52.2533949987411">
                <text:p>52.2533949987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8590485637885">
                <text:p>6.78590485637885</text:p>
              </table:table-cell>
              <table:table-cell office:value-type="float" office:value="52.2533588873723">
                <text:p>52.2533588873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8590485637885">
                <text:p>6.78590485637885</text:p>
              </table:table-cell>
              <table:table-cell office:value-type="float" office:value="52.2533588873723">
                <text:p>52.2533588873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8623242473907">
                <text:p>6.78623242473907</text:p>
              </table:table-cell>
              <table:table-cell office:value-type="float" office:value="52.2533488822041">
                <text:p>52.2533488822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877336539291">
                <text:p>6.7877336539291</text:p>
              </table:table-cell>
              <table:table-cell office:value-type="float" office:value="52.2533965227071">
                <text:p>52.25339652270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78786282670577">
                <text:p>6.78786282670577</text:p>
              </table:table-cell>
              <table:table-cell office:value-type="float" office:value="52.2520239593962">
                <text:p>52.2520239593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877336539291">
                <text:p>6.7877336539291</text:p>
              </table:table-cell>
              <table:table-cell office:value-type="float" office:value="52.2533965227071">
                <text:p>52.2533965227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8766917536444">
                <text:p>6.78766917536444</text:p>
              </table:table-cell>
              <table:table-cell office:value-type="float" office:value="52.2539756297955">
                <text:p>52.2539756297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8745309669628">
                <text:p>6.78745309669628</text:p>
              </table:table-cell>
              <table:table-cell office:value-type="float" office:value="52.2548949788633">
                <text:p>52.2548949788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8751423272665">
                <text:p>6.78751423272665</text:p>
              </table:table-cell>
              <table:table-cell office:value-type="float" office:value="52.2550863359881">
                <text:p>52.25508633598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879015354093">
                <text:p>6.7879015354093</text:p>
              </table:table-cell>
              <table:table-cell office:value-type="float" office:value="52.2558162494534">
                <text:p>52.2558162494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7879015354093">
                <text:p>6.7879015354093</text:p>
              </table:table-cell>
              <table:table-cell office:value-type="float" office:value="52.2566096394164">
                <text:p>52.2566096394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7879015354093">
                <text:p>6.7879015354093</text:p>
              </table:table-cell>
              <table:table-cell office:value-type="float" office:value="52.2569666450219">
                <text:p>52.25696664502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78884402225481">
                <text:p>6.78884402225481</text:p>
              </table:table-cell>
              <table:table-cell office:value-type="float" office:value="52.258981791919">
                <text:p>52.2589817919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78872778832054">
                <text:p>6.78872778832054</text:p>
              </table:table-cell>
              <table:table-cell office:value-type="float" office:value="52.2583708803223">
                <text:p>52.25837088032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78839213318382">
                <text:p>6.78839213318382</text:p>
              </table:table-cell>
              <table:table-cell office:value-type="float" office:value="52.2577441327308">
                <text:p>52.2577441327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78773031139481">
                <text:p>6.78773031139481</text:p>
              </table:table-cell>
              <table:table-cell office:value-type="float" office:value="52.2570125627808">
                <text:p>52.2570125627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8720434745105">
                <text:p>6.78720434745105</text:p>
              </table:table-cell>
              <table:table-cell office:value-type="float" office:value="52.2566016882893">
                <text:p>52.2566016882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78614573449495">
                <text:p>6.78614573449495</text:p>
              </table:table-cell>
              <table:table-cell office:value-type="float" office:value="52.2561970421807">
                <text:p>52.25619704218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78525489519538">
                <text:p>6.78525489519538</text:p>
              </table:table-cell>
              <table:table-cell office:value-type="float" office:value="52.2558717748241">
                <text:p>52.25587177482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7836023893729">
                <text:p>6.7836023893729</text:p>
              </table:table-cell>
              <table:table-cell office:value-type="float" office:value="52.2552847166086">
                <text:p>52.25528471660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78185952730096">
                <text:p>6.78185952730096</text:p>
              </table:table-cell>
              <table:table-cell office:value-type="float" office:value="52.2547690197585">
                <text:p>52.2547690197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78095574915898">
                <text:p>6.78095574915898</text:p>
              </table:table-cell>
              <table:table-cell office:value-type="float" office:value="52.2544754906508">
                <text:p>52.25447549065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7802198524972">
                <text:p>6.7802198524972</text:p>
              </table:table-cell>
              <table:table-cell office:value-type="float" office:value="52.25413432104">
                <text:p>52.25413432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77941279220219">
                <text:p>6.77941279220219</text:p>
              </table:table-cell>
              <table:table-cell office:value-type="float" office:value="52.2537704907171">
                <text:p>52.25377049071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77873522815492">
                <text:p>6.77873522815492</text:p>
              </table:table-cell>
              <table:table-cell office:value-type="float" office:value="52.2533330462093">
                <text:p>52.2533330462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